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22cm" svg:height="1.569cm" svg:x="1.584cm" svg:y="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22cm" svg:height="1.569cm" svg:x="5.862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22cm" svg:height="1.569cm" svg:x="11.063cm" svg:y="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22cm" svg:height="1.569cm" svg:x="4.357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22cm" svg:height="1.569cm" svg:x="10.766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054cm" svg:y1="3.582cm" svg:x2="5.862cm" svg:y2="2.369cm" draw:start-shape="id1" draw:start-glue-point="11" draw:end-shape="id2" draw:end-glue-point="6" svg:d="M3054 3582l2808-1213" svg:viewBox="0 0 2809 1214">
          <text:p/>
        </draw:connector>
        <draw:connector draw:style-name="gr2" draw:text-style-name="P1" draw:layer="layout" draw:type="line" svg:x1="7.584cm" svg:y1="2.369cm" svg:x2="11.315cm" svg:y2="3.313cm" draw:start-shape="id2" draw:start-glue-point="10" draw:end-shape="id3" draw:end-glue-point="5" svg:d="M7584 2369l3731 944" svg:viewBox="0 0 3732 9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5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1T13:56:48.178401384</meta:creation-date>
    <dc:date>2016-08-31T10:11:22.030061221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7"/>
  </office:meta>
</office:document-meta>
</file>